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 fo:padding="0.049cm" fo:border="0.002cm solid #000000" style:shadow="non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omentarios y sugerencias:</text:p>
      <text:p text:style-name="P2">http://www.juanjoconti.com.ar/cuentos3<text:line-break/></text:p>
      <text:p text:style-name="P1"/>
      <text:p text:style-name="P2"/>
      <text:p text:style-name="P2">Comentarios y sugerencias:</text:p>
      <text:p text:style-name="P2">http://www.juanjoconti.com.ar/cuentos3<text:line-break/></text:p>
      <text:p text:style-name="P1"/>
      <text:p text:style-name="P2"/>
      <text:p text:style-name="P2">Comentarios y sugerencias:</text:p>
      <text:p text:style-name="P2">http://www.juanjoconti.com.ar/cuentos3<text:line-break/></text:p>
      <text:p text:style-name="P1"/>
      <text:p text:style-name="P2"/>
      <text:p text:style-name="P2">Comentarios y sugerencias:</text:p>
      <text:p text:style-name="P2">http://www.juanjoconti.com.ar/cuentos3<text:line-break/></text:p>
      <text:p text:style-name="P1"/>
      <text:p text:style-name="P2"/>
      <text:p text:style-name="P2">Comentarios y sugerencias:</text:p>
      <text:p text:style-name="P2">http://www.juanjoconti.com.ar/cuentos3<text:line-break/></text:p>
      <text:p text:style-name="P1"/>
      <text:p text:style-name="P2"/>
      <text:p text:style-name="P2">Comentarios y sugerencias:</text:p>
      <text:p text:style-name="P2">http://www.juanjoconti.com.ar/cuentos3<text:line-break/></text:p>
      <text:p text:style-name="P1"/>
      <text:p text:style-name="P2"/>
      <text:p text:style-name="P2">Comentarios y sugerencias:</text:p>
      <text:p text:style-name="P2">http://www.juanjoconti.com.ar/cuentos3<text:line-break/></text:p>
      <text:p text:style-name="P1"/>
      <text:p text:style-name="P2"/>
      <text:p text:style-name="P2">Comentarios y sugerencias:</text:p>
      <text:p text:style-name="P2">http://www.juanjoconti.com.ar/cuentos3<text:line-break/></text:p>
      <text:p text:style-name="P1"/>
      <text:p text:style-name="P2"/>
      <text:p text:style-name="P2">Comentarios y sugerencias:</text:p>
      <text:p text:style-name="P2">http://www.juanjoconti.com.ar/cuentos3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162cm" fo:margin-left="6.35cm" fo:margin-right="5.78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Conti</meta:initial-creator>
    <meta:creation-date>2012-12-29T16:27:42</meta:creation-date>
    <meta:printed-by>Juan Conti</meta:printed-by>
    <meta:print-date>2012-12-29T16:34:33</meta:print-date>
    <meta:document-statistic meta:table-count="0" meta:image-count="0" meta:object-count="0" meta:page-count="1" meta:paragraph-count="18" meta:word-count="36" meta:character-count="585"/>
    <dc:date>2012-12-30T16:09:06</dc:date>
    <dc:creator>Juan Conti</dc:creator>
    <meta:editing-duration>PT23H26M14S</meta:editing-duration>
    <meta:editing-cycles>1</meta:editing-cycles>
    <meta:generator>OpenOffice.org/3.2$Linux OpenOffice.org_project/320m12$Build-9483</meta:generator>
  </office:meta>
</office:document-meta>
</file>